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>
      <style:text-properties style:font-name="Segoe Print" fo:language="pt" fo:country="BR" style:font-name-complex="Segoe Print1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</style:style>
    <style:style style:name="T1" style:family="text">
      <style:text-properties style:font-name="Segoe Print" fo:language="pt" fo:country="BR" style:font-name-complex="Segoe Prin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rtículas indivisiveis,<text:line-break/>que se dividem,<text:line-break/>Seres de ambiguidade,<text:line-break/>singularidade;</text:span></text:p>
      <text:p text:style-name="Standard"><text:span text:style-name="T1">Não seriam estes, mentiras e verdades?<text:line-break/>Seres de singularidade,<text:line-break/>Sou mentira, pois conto verdade.<text:line-break/><text:line-break/>Isto não é arte. É antipoetico e desagradavel, <text:line-break/>ser induplicável é preciso para ser ambíguo.<text:line-break/>Tudo muda, ou fica parado no estado estático da mudança?<text:line-break/>A verdade humana, é humana, e ainda não alcança o que muda.</text:span></text:p>
      <text:p text:style-name="Standard"><text:span text:style-name="T1">O poeta que admitidamente, mente,<text:line-break/>Revela deste modo, uma inferência que não é verdade,<text:line-break/>E dizendo a mentira, conta a verdade, pois o que seria da verdade sem a mentira?<text:line-break/>Contar a verdade, é apostar no erro, expor a presunção pretensiosa, daquele que pensa estar acima da incerteza.<text:line-break/></text:span></text:p>
      <text:p text:style-name="P1"/>
      <text:p text:style-name="Standard">indivisible particles,</text:p>
      <text:p text:style-name="Standard">that are dividing,</text:p>
      <text:p text:style-name="Standard">ambiguity beings,</text:p>
      <text:p text:style-name="Standard">singularity;</text:p>
      <text:p text:style-name="Standard">Are not they, lies and truths?</text:p>
      <text:p text:style-name="Standard">singularity beings,</text:p>
      <text:p text:style-name="Standard">I am a lie, because I tell trut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6</meta:editing-cycles>
    <meta:creation-date>2016-03-03T03:06:00</meta:creation-date>
    <dc:date>2016-03-06T00:13:00</dc:date>
    <meta:editing-duration>PT6M</meta:editing-duration>
    <meta:generator>LibreOffice/5.3.1.2$Linux_X86_64 LibreOffice_project/30m0$Build-2</meta:generator>
    <meta:document-statistic meta:table-count="0" meta:image-count="0" meta:object-count="0" meta:page-count="1" meta:paragraph-count="10" meta:word-count="132" meta:character-count="814" meta:non-whitespace-character-count="6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